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5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21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8])" office:value-type="float" office:value="39200" calcext:value-type="float">
            <text:p>39200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216900" calcext:value-type="float">
            <text:p>216900</text:p>
          </table:table-cell>
          <table:table-cell/>
          <table:table-cell table:style-name="ce15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15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57400" calcext:value-type="float">
            <text:p>157400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2"/>
          <table:table-cell table:formula="of:=[.J29]-[.L29]" office:value-type="float" office:value="3000" calcext:value-type="float">
            <text:p>3000</text:p>
          </table:table-cell>
          <table:table-cell/>
          <table:table-cell table:formula="of:=[.L29]-60000" office:value-type="float" office:value="170000" calcext:value-type="float">
            <text:p>170000</text:p>
          </table:table-cell>
          <table:table-cell/>
          <table:table-cell table:formula="of:=SUM([.H4];[.H33];[.H62];[.H91])" office:value-type="float" office:value="7284.42843769503" calcext:value-type="float">
            <text:p>7284.428437695</text:p>
          </table:table-cell>
        </table:table-row>
        <table:table-row table:style-name="ro3">
          <table:table-cell table:style-name="ce37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15" table:formula="of:=[.O2]-[.O1]" office:value-type="float" office:value="12600" calcext:value-type="float">
            <text:p>126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];[.C26];[.D26];[.F26])" office:value-type="float" office:value="1408.77329192547" calcext:value-type="float">
            <text:p>1408.7732919255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1400" calcext:value-type="float">
            <text:p>11400</text:p>
          </table:table-cell>
          <table:table-cell office:value-type="float" office:value="700" calcext:value-type="float">
            <text:p>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4000" calcext:value-type="float">
            <text:p>-4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6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6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600" calcext:value-type="float">
            <text:p>36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5700" calcext:value-type="float">
            <text:p>-5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50000" calcext:value-type="float">
            <text:p>5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21"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4500" calcext:value-type="float">
            <text:p>14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131.46103896104" calcext:value-type="float">
            <text:p>6131.461038961</text:p>
          </table:table-cell>
          <table:table-cell table:number-columns-repeated="4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2"/>
          <table:table-cell office:value-type="float" office:value="60000" calcext:value-type="float">
            <text:p>6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15" table:formula="of:=SUM([.H4:.H28])" office:value-type="float" office:value="40257.1428571429" calcext:value-type="float">
            <text:p>40257.1428571429</text:p>
          </table:table-cell>
          <table:table-cell table:style-name="ce29"/>
          <table:table-cell table:style-name="ce15" table:formula="of:=SUM([.J3:.J28])" office:value-type="float" office:value="233000" calcext:value-type="float">
            <text:p>233000</text:p>
          </table:table-cell>
          <table:table-cell/>
          <table:table-cell table:style-name="ce15" table:formula="of:=SUM([.L22:.L28])" office:value-type="float" office:value="230000" calcext:value-type="float">
            <text:p>230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32:.F32])" office:value-type="float" office:value="41300" calcext:value-type="float">
            <text:p>413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];[.C55];[.D55];[.F55])" office:value-type="float" office:value="1462.25296442688" calcext:value-type="float">
            <text:p>1462.2529644269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D55])" office:value-type="float" office:value="1092.68774703557" calcext:value-type="float">
            <text:p>1092.687747035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C55:.F55])" office:value-type="float" office:value="1521.38339920949" calcext:value-type="float">
            <text:p>1521.383399209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];[.C55];[.F55])" office:value-type="float" office:value="1094.07114624506" calcext:value-type="float">
            <text:p>1094.071146245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5:.F55])" office:value-type="float" office:value="1882.25296442688" calcext:value-type="float">
            <text:p>1882.2529644269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882.25296442688" calcext:value-type="float">
            <text:p>1882.2529644269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2" office:value-type="float" office:value="368.181818181818" calcext:value-type="float">
            <text:p>368.1818181818</text:p>
          </table:table-cell>
          <table:table-cell table:formula="of:=[.E32]/20" office:value-type="float" office:value="420" calcext:value-type="float">
            <text:p>420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512.68774703557" calcext:value-type="float">
            <text:p>1512.68774703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25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3:.H57])" office:value-type="float" office:value="41296.837944664" calcext:value-type="float">
            <text:p>41296.837944664</text:p>
          </table:table-cell>
          <table:table-cell table:style-name="ce29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15" table:formula="of:=SUM([.B61:.F61])" office:value-type="float" office:value="59200" calcext:value-type="float">
            <text:p>5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770.12987012987" calcext:value-type="float">
            <text:p>2770.129870129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2770.12987012987" calcext:value-type="float">
            <text:p>2770.129870129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];[.C84];[.D84];[.F84])" office:value-type="float" office:value="2036.79653679654" calcext:value-type="float">
            <text:p>2036.796536796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770.12987012987" calcext:value-type="float">
            <text:p>2770.1298701299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770.12987012987" calcext:value-type="float">
            <text:p>2770.1298701299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++8</text:p>
          </table:table-cell>
          <table:table-cell table:number-columns-repeated="3"/>
          <table:table-cell table:formula="of:=SUM([.B84:.F84])" office:value-type="float" office:value="2770.12987012987" calcext:value-type="float">
            <text:p>2770.129870129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770.12987012987" calcext:value-type="float">
            <text:p>2770.129870129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2770.12987012987" calcext:value-type="float">
            <text:p>2770.1298701299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C84])" office:value-type="float" office:value="786.796536796537" calcext:value-type="float">
            <text:p>786.796536796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2770.12987012987" calcext:value-type="float">
            <text:p>2770.1298701299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2770.12987012987" calcext:value-type="float">
            <text:p>2770.129870129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2770.12987012987" calcext:value-type="float">
            <text:p>2770.12987012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2770.12987012987" calcext:value-type="float">
            <text:p>2770.1298701299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2770.12987012987" calcext:value-type="float">
            <text:p>2770.129870129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2770.12987012987" calcext:value-type="float">
            <text:p>2770.129870129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];[.C84];[.D84];[.E84];[.F84])" office:value-type="float" office:value="2770.12987012987" calcext:value-type="float">
            <text:p>2770.129870129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2770.12987012987" calcext:value-type="float">
            <text:p>2770.129870129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2770.12987012987" calcext:value-type="float">
            <text:p>2770.1298701299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2770.12987012987" calcext:value-type="float">
            <text:p>2770.129870129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4:.F84])" office:value-type="float" office:value="2770.12987012987" calcext:value-type="float">
            <text:p>2770.1298701299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2770.12987012987" calcext:value-type="float">
            <text:p>2770.1298701299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1]/21" office:value-type="float" office:value="409.52380952381" calcext:value-type="float">
            <text:p>409.5238095238</text:p>
          </table:table-cell>
          <table:table-cell table:formula="of:=[.C61]/22" office:value-type="float" office:value="377.272727272727" calcext:value-type="float">
            <text:p>377.2727272727</text:p>
          </table:table-cell>
          <table:table-cell table:formula="of:=[.D61]/22" office:value-type="float" office:value="650" calcext:value-type="float">
            <text:p>650</text:p>
          </table:table-cell>
          <table:table-cell table:formula="of:=[.E61]/21" office:value-type="float" office:value="733.333333333333" calcext:value-type="float">
            <text:p>733.3333333333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1983.33333333333" calcext:value-type="float">
            <text:p>1983.333333333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5:.F85])" office:value-type="float" office:value="0" calcext:value-type="float">
            <text:p>0</text:p>
          </table:table-cell>
          <table:table-cell table:formula="of:=SUM([.D84])" office:value-type="float" office:value="650" calcext:value-type="float">
            <text:p>65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2:.H85])" office:value-type="float" office:value="58089.393939394" calcext:value-type="float">
            <text:p>58089.393939394</text:p>
          </table:table-cell>
          <table:table-cell table:style-name="ce29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table:number-columns-repeated="3"/>
          <table:table-cell table:style-name="ce15" table:formula="of:=SUM([.B90:.F90])" office:value-type="float" office:value="17000" calcext:value-type="float">
            <text:p>170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813.272311212815" calcext:value-type="float">
            <text:p>813.272311212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:.F113])" office:value-type="float" office:value="813.272311212815" calcext:value-type="float">
            <text:p>813.272311212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];[.C113];[.D113];[.F113])" office:value-type="float" office:value="813.272311212815" calcext:value-type="float">
            <text:p>813.272311212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table:number-columns-repeated="3"/>
          <table:table-cell table:formula="of:=SUM([.C113])" office:value-type="float" office:value="386.95652173913" calcext:value-type="float">
            <text:p>386.95652173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813.272311212815" calcext:value-type="float">
            <text:p>813.2723112128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table:number-columns-repeated="4"/>
          <table:table-cell table:formula="of:=SUM([.B113:.F113])" office:value-type="float" office:value="813.272311212815" calcext:value-type="float">
            <text:p>813.272311212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813.272311212815" calcext:value-type="float">
            <text:p>813.272311212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:.F113])" office:value-type="float" office:value="813.272311212815" calcext:value-type="float">
            <text:p>813.272311212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:.C113])" office:value-type="float" office:value="813.272311212815" calcext:value-type="float">
            <text:p>813.272311212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:.F113])" office:value-type="float" office:value="813.272311212815" calcext:value-type="float">
            <text:p>813.272311212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:.F113])" office:value-type="float" office:value="813.272311212815" calcext:value-type="float">
            <text:p>813.272311212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:.F113])" office:value-type="float" office:value="813.272311212815" calcext:value-type="float">
            <text:p>813.272311212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:.F113])" office:value-type="float" office:value="813.272311212815" calcext:value-type="float">
            <text:p>813.272311212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:.F113])" office:value-type="float" office:value="813.272311212815" calcext:value-type="float">
            <text:p>813.272311212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:.F113])" office:value-type="float" office:value="813.272311212815" calcext:value-type="float">
            <text:p>813.272311212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3:.F113])" office:value-type="float" office:value="386.95652173913" calcext:value-type="float">
            <text:p>386.956521739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:.F113])" office:value-type="float" office:value="813.272311212815" calcext:value-type="float">
            <text:p>813.272311212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:.F113])" office:value-type="float" office:value="813.272311212815" calcext:value-type="float">
            <text:p>813.272311212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:.F113])" office:value-type="float" office:value="813.272311212815" calcext:value-type="float">
            <text:p>813.272311212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13:.F113])" office:value-type="float" office:value="813.272311212815" calcext:value-type="float">
            <text:p>813.272311212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3:.F113])" office:value-type="float" office:value="813.272311212815" calcext:value-type="float">
            <text:p>813.2723112128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0]/19" office:value-type="float" office:value="426.315789473684" calcext:value-type="float">
            <text:p>426.3157894737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22" office:value-type="float" office:value="0" calcext:value-type="float">
            <text:p>0</text:p>
          </table:table-cell>
          <table:table-cell table:formula="of:=[.E90]/21" office:value-type="float" office:value="0" calcext:value-type="float">
            <text:p>0</text:p>
          </table:table-cell>
          <table:table-cell table:formula="of:=[.F90]/21" office:value-type="float" office:value="0" calcext:value-type="float">
            <text:p>0</text:p>
          </table:table-cell>
          <table:table-cell/>
          <table:table-cell table:formula="of:=SUM([.D113:.F113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4:.F114])" office:value-type="float" office:value="0" calcext:value-type="float">
            <text:p>0</text:p>
          </table:table-cell>
          <table:table-cell table:formula="of:=SUM([.D113])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91:.H114])" office:value-type="float" office:value="16613.0434782609" calcext:value-type="float">
            <text:p>16613.0434782609</text:p>
          </table:table-cell>
          <table:table-cell table:style-name="ce29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2">00/00/0000</text:date>, <text:time style:data-style-name="N2" text:time-value="14:19:11.6253574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1-22T14:20:02.952616780</dc:date>
    <meta:editing-duration>P11DT4H45M47S</meta:editing-duration>
    <meta:editing-cycles>3387</meta:editing-cycles>
    <meta:generator>LibreOffice/4.2.8.2$Linux_X86_64 LibreOffice_project/420m0$Build-2</meta:generator>
    <meta:document-statistic meta:table-count="20" meta:cell-count="9397" meta:object-count="0"/>
  </office:meta>
</office:document-meta>
</file>